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510" officeooo:paragraph-rsid="000c1510"/>
    </style:style>
    <style:style style:name="P2" style:family="paragraph" style:parent-style-name="Standard">
      <style:text-properties officeooo:paragraph-rsid="000c1510"/>
    </style:style>
    <style:style style:name="P3" style:family="paragraph" style:parent-style-name="Standard">
      <style:text-properties officeooo:rsid="000dbdd1" officeooo:paragraph-rsid="000dbdd1"/>
    </style:style>
    <style:style style:name="P4" style:family="paragraph" style:parent-style-name="Standard">
      <style:text-properties officeooo:paragraph-rsid="000dbdd1"/>
    </style:style>
    <style:style style:name="T1" style:family="text">
      <style:text-properties officeooo:rsid="000c1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me : Oakar <text:s/>Kyaw</text:p>
      <text:p text:style-name="Standard">github : </text:p>
      <text:p text:style-name="Standard"/>
      <text:p text:style-name="Standard">a) the original file size is 44841 byte</text:p>
      <text:p text:style-name="Standard"/>
      <text:p text:style-name="Standard">b) time taken to build tree <text:s/>: <text:span text:style-name="T1">46</text:span></text:p>
      <text:p text:style-name="Standard"><text:s text:c="4"/>time taken to build file <text:s/>: <text:span text:style-name="T1">51</text:span></text:p>
      <text:p text:style-name="Standard"><text:tab/></text:p>
      <text:p text:style-name="P1">c) 56 percentage smaller</text:p>
      <text:p text:style-name="P2"/>
      <text:p text:style-name="P4">e) Decompression of the huffman encoding cannot be speedup using threads because the file is build up <text:s text:c="4"/></text:p>
      <text:p text:style-name="P4"><text:s text:c="4"/>of all 0s and 1s so it is impossible to chuck up the bits and traverse the tree to search for the word.</text:p>
      <text:p text:style-name="P1"/>
      <text:p text:style-name="Standard"/>
      <text:p text:style-name="P3">Code print out</text:p>
      <text:p text:style-name="P3"/>
      <text:p text:style-name="P3">This print out is with single thread </text:p>
      <text:p text:style-name="P3"/>
      <text:p text:style-name="Standard">time taken to build tree <text:s/>: 46</text:p>
      <text:p text:style-name="Standard">time taken to build file <text:s/>: 51</text:p>
      <text:p text:style-name="Standard">before : 44841</text:p>
      <text:p text:style-name="Standard">after : 25151</text:p>
      <text:p text:style-name="Standard">56 percentage smaller</text:p>
      <text:p text:style-name="Standard"/>
      <text:p text:style-name="P3">This print out is with multi threaded</text:p>
      <text:p text:style-name="P3">I split the size of the charArray by 4 and using 4 threads to create a node an put it in the blockingqueue</text:p>
      <text:p text:style-name="P3">but I didn’t see much improvement here. I don’t think encoding file and building tree can be speed up by using parallel.</text:p>
      <text:p text:style-name="Standard"/>
      <text:p text:style-name="Standard">time taken to build time in parallel : 44</text:p>
      <text:p text:style-name="Standard">time taken to save it in file in parallel : 45</text:p>
      <text:p text:style-name="Standard">before : 44841</text:p>
      <text:p text:style-name="Standard">after : 25151</text:p>
      <text:p text:style-name="Standard">56 percentage sma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6:03:08.507028501</meta:creation-date>
    <dc:date>2018-10-22T16:30:02.246972438</dc:date>
    <meta:editing-duration>PT7M1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4" meta:word-count="187" meta:character-count="928" meta:non-whitespace-character-count="743"/>
  </office:meta>
</office:document-meta>
</file>